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16cf62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2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2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34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1.3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2e203c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4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/>
    </style:style>
    <style:style style:name="P4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fo:color="#000000" style:font-name="Times New Roman" officeooo:paragraph-rsid="00342e2e"/>
    </style:style>
    <style:style style:name="P4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2e203c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82cf5" officeooo:paragraph-rsid="00282cf5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2e203c" style:font-name-asian="Times New Roman1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2e203c"/>
    </style:style>
    <style:style style:name="P5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2e203c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2e203c" style:font-name-asian="Times New Roman1" style:font-size-asian="14pt" style:font-weight-asian="normal" style:font-name-complex="Times New Roman1" style:font-size-complex="14pt" style:font-weight-complex="normal"/>
    </style:style>
    <style:style style:name="P5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5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/>
    </style:style>
    <style:style style:name="P5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5c1e"/>
    </style:style>
    <style:style style:name="P5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c48f"/>
    </style:style>
    <style:style style:name="P6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weight="bold" officeooo:paragraph-rsid="00165c1e" style:font-weight-asian="bold" style:font-weight-complex="bold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1" fo:font-weight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35e0a1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297f1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fo:color="#1155cc" style:font-name="Times New Roman" fo:font-size="14pt" style:text-underline-style="solid" style:text-underline-width="auto" style:text-underline-color="font-color" officeooo:rsid="001b3674" style:font-name-asian="Times New Roman1" style:font-size-asian="14pt" style:font-name-complex="Times New Roman1" style:font-size-complex="14pt"/>
    </style:style>
    <style:style style:name="T12" style:family="text">
      <style:text-properties fo:color="#1155cc" style:font-name="Times New Roman" fo:font-size="14pt" style:text-underline-style="solid" style:text-underline-width="auto" style:text-underline-color="font-color" officeooo:rsid="00282cf5" style:font-name-asian="Times New Roman1" style:font-size-asian="14pt" style:font-name-complex="Times New Roman1" style:font-size-complex="14pt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/>
    </style:style>
    <style:style style:name="T15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808000" style:font-name="DejaVu Sans Mono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808000" style:font-name="DejaVu Sans Mono" fo:font-weight="normal" style:font-weight-asian="normal" style:font-weight-complex="normal"/>
    </style:style>
    <style:style style:name="T18" style:family="text">
      <style:text-properties fo:color="#808000" fo:font-size="10pt" officeooo:rsid="00165c1e" style:font-name-asian="Times New Roman1" style:font-size-asian="10pt" style:font-name-complex="Times New Roman1" style:font-size-complex="10pt"/>
    </style:style>
    <style:style style:name="T19" style:family="text">
      <style:text-properties fo:color="#808000" fo:font-weight="bold"/>
    </style:style>
    <style:style style:name="T20" style:family="text">
      <style:text-properties fo:color="#808000" fo:font-weight="normal" style:font-weight-asian="normal" style:font-weight-complex="normal"/>
    </style:style>
    <style:style style:name="T21" style:family="text">
      <style:text-properties fo:color="#008000" fo:font-weight="bold"/>
    </style:style>
    <style:style style:name="T22" style:family="text">
      <style:text-properties fo:color="#008000" style:font-name="DejaVu Sans Mono1" fo:font-weight="bold"/>
    </style:style>
    <style:style style:name="T23" style:family="text">
      <style:text-properties fo:color="#008000" style:font-name="DejaVu Sans Mono1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4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5" style:family="text">
      <style:text-properties fo:color="#000080"/>
    </style:style>
    <style:style style:name="T26" style:family="text">
      <style:text-properties fo:color="#000080" fo:font-weight="bold"/>
    </style:style>
    <style:style style:name="T27" style:family="text">
      <style:text-properties fo:color="#000080" style:font-name="DejaVu Sans Mono1" fo:font-weight="bold"/>
    </style:style>
    <style:style style:name="T28" style:family="text">
      <style:text-properties fo:color="#008080"/>
    </style:style>
    <style:style style:name="T29" style:family="text">
      <style:text-properties fo:color="#008080" style:font-name="DejaVu Sans Mono1"/>
    </style:style>
    <style:style style:name="T30" style:family="text">
      <style:text-properties fo:color="#008080" style:font-name="DejaVu Sans Mono1" fo:font-weight="bold"/>
    </style:style>
    <style:style style:name="T31" style:family="text">
      <style:text-properties fo:color="#008080" fo:font-weight="bold"/>
    </style:style>
    <style:style style:name="T32" style:family="text">
      <style:text-properties fo:color="#371f80"/>
    </style:style>
    <style:style style:name="T33" style:family="text">
      <style:text-properties fo:color="#371f80" style:font-name="DejaVu Sans Mono1"/>
    </style:style>
    <style:style style:name="T34" style:family="text">
      <style:text-properties fo:color="#0000ff"/>
    </style:style>
    <style:style style:name="T35" style:family="text">
      <style:text-properties fo:color="#0000ff" style:font-name="DejaVu Sans Mono1"/>
    </style:style>
    <style:style style:name="T36" style:family="text">
      <style:text-properties fo:color="#660e7a" style:font-name="DejaVu Sans Mono1"/>
    </style:style>
    <style:style style:name="T37" style:family="text">
      <style:text-properties fo:color="#660e7a" style:font-name="DejaVu Sans Mono1" fo:font-style="italic" fo:font-weight="bold"/>
    </style:style>
    <style:style style:name="T38" style:family="text">
      <style:text-properties fo:color="#660e7a" fo:font-style="italic" fo:font-weight="bold"/>
    </style:style>
    <style:style style:name="T39" style:family="text">
      <style:text-properties officeooo:rsid="00165c1e"/>
    </style:style>
    <style:style style:name="T40" style:family="text">
      <style:text-properties style:font-name="DejaVu Sans Mono1"/>
    </style:style>
    <style:style style:name="T41" style:family="text">
      <style:text-properties style:font-name="DejaVu Sans Mono1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42" style:family="text">
      <style:text-properties style:font-name="DejaVu Sans Mono"/>
    </style:style>
    <style:style style:name="T43" style:family="text">
      <style:text-properties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44" style:family="text">
      <style:text-properties officeooo:rsid="00192d92"/>
    </style:style>
    <style:style style:name="T45" style:family="text">
      <style:text-properties officeooo:rsid="001b3674"/>
    </style:style>
    <style:style style:name="T46" style:family="text">
      <style:text-properties officeooo:rsid="001bf887"/>
    </style:style>
    <style:style style:name="T47" style:family="text">
      <style:text-properties fo:color="#808080"/>
    </style:style>
    <style:style style:name="T48" style:family="text">
      <style:text-properties fo:color="#808080" fo:font-style="italic"/>
    </style:style>
    <style:style style:name="T49" style:family="text">
      <style:text-properties officeooo:rsid="001d8bb0"/>
    </style:style>
    <style:style style:name="T50" style:family="text">
      <style:text-properties officeooo:rsid="0024dfa6"/>
    </style:style>
    <style:style style:name="T51" style:family="text">
      <style:text-properties officeooo:rsid="00263a0a"/>
    </style:style>
    <style:style style:name="T52" style:family="text">
      <style:text-properties officeooo:rsid="00282cf5"/>
    </style:style>
    <style:style style:name="T53" style:family="text">
      <style:text-properties officeooo:rsid="002e203c"/>
    </style:style>
    <style:style style:name="T54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5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авиационный институт</text:p>
      <text:p text:style-name="P8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7"><text:s/></text:p>
      <text:p text:style-name="P7"><text:s/></text:p>
      <text:p text:style-name="P7"><text:s/></text:p>
      <text:p text:style-name="P7"><text:s/></text:p>
      <text:p text:style-name="P9">Лабораторная работа № <text:span text:style-name="T45">4</text:span></text:p>
      <text:p text:style-name="P10">Тема: <text:span text:style-name="T45">Основы метапрограммирования</text:span></text:p>
      <text:p text:style-name="P7"/>
      <text:p text:style-name="P11"><text:s/></text:p>
      <text:p text:style-name="P11"><text:s/></text:p>
      <text:p text:style-name="P7"><text:s/></text:p>
      <text:p text:style-name="P13"><text:tab/><text:tab/><text:tab/><text:tab/><text:tab/><text:tab/><text:tab/>Студент: <text:span text:style-name="T50">Кудинов</text:span> <text:span text:style-name="T50">Сергей</text:span></text:p>
      <text:p text:style-name="P13"><text:tab/><text:tab/><text:tab/><text:tab/><text:tab/><text:tab/><text:tab/>Преподаватель: Журавлев А.А.</text:p>
      <text:p text:style-name="P13"><text:tab/><text:tab/><text:tab/><text:tab/><text:tab/><text:tab/><text:tab/>Дата:</text:p>
      <text:p text:style-name="P13"><text:tab/><text:tab/><text:tab/><text:tab/><text:tab/><text:tab/><text:tab/>Оценка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Москва, 2019</text:p>
      <text:p text:style-name="P14"/>
      <text:list xml:id="list683274658" text:style-name="WWNum2">
        <text:list-item>
          <text:p text:style-name="P34">Постановка задачи</text:p>
        </text:list-item>
      </text:list>
      <text:p text:style-name="P21"><text:span text:style-name="T8">Разработать </text:span><text:span text:style-name="T9">шаблоны классов согласно варианту задания. Параметром шаблона должен являться скалярный тип данных, задающий тип данных для оси координат. Классы должны иметь публичные поля. Создать набор шаблонов, реализующих :</text:span></text:p>
      <text:list xml:id="list2587023555" text:style-name="L1">
        <text:list-item>
          <text:p text:style-name="P33">Вычисление геометрического центра фигуры</text:p>
        </text:list-item>
        <text:list-item>
          <text:p text:style-name="P33">Вывод в стандартный поток вывода координат вершины фигуры</text:p>
        </text:list-item>
        <text:list-item>
          <text:p text:style-name="P33">Вычисление площади фигуры</text:p>
        </text:list-item>
      </text:list>
      <text:p text:style-name="P37">Параметром шаблона должен являться тип класса фигуры. Помимо самого класса, шаблонная функция должна уметь работать с tuple. Создаь программу, которая позволяет вводить фигуры из стандартного ввода и вызвать для них шаблонные функции.</text:p>
      <text:p text:style-name="P40">Вариант задания <text:span text:style-name="T51">11</text:span>:</text:p>
      <text:list xml:id="list3109638623" text:style-name="L2">
        <text:list-item>
          <text:p text:style-name="P45">Трапеция</text:p>
        </text:list-item>
        <text:list-item>
          <text:p text:style-name="P45">Ромб</text:p>
        </text:list-item>
        <text:list-item>
          <text:p text:style-name="P46">Прямоугольник</text:p>
        </text:list-item>
      </text:list>
      <text:p text:style-name="P2"/>
      <text:list xml:id="list114456166042652" text:continue-list="list683274658" text:style-name="WWNum2">
        <text:list-item>
          <text:p text:style-name="P34">Репозиторий github</text:p>
        </text:list-item>
      </text:list>
      <text:p text:style-name="P41"><text:span text:style-name="T8"><text:tab/></text:span><text:a xlink:type="simple" xlink:href="https://github.com/devepodete/oop_exercise_01/" text:style-name="ListLabel_20_103" text:visited-style-name="ListLabel_20_103"><text:span text:style-name="ListLabel_20_19"><text:span text:style-name="T10">https://github.com/</text:span></text:span></text:a><text:a xlink:type="simple" xlink:href="https://github.com/devepodete/oop_exercise_01/" text:style-name="ListLabel_20_103" text:visited-style-name="ListLabel_20_103"><text:span text:style-name="ListLabel_20_19"><text:span text:style-name="T12">StormStudioAndroid2</text:span></text:span></text:a><text:a xlink:type="simple" xlink:href="https://github.com/devepodete/oop_exercise_01/" text:style-name="ListLabel_20_103" text:visited-style-name="ListLabel_20_103"><text:span text:style-name="ListLabel_20_19"><text:span text:style-name="T10">/oop_exercise_0</text:span></text:span></text:a><text:span text:style-name="ListLabel_20_19"><text:span text:style-name="T11">4</text:span></text:span><text:a xlink:type="simple" xlink:href="https://github.com/devepodete/oop_exercise_01/" text:style-name="ListLabel_20_103" text:visited-style-name="ListLabel_20_103"><text:span text:style-name="ListLabel_20_19"><text:span text:style-name="T10">/</text:span></text:span></text:a></text:p>
      <text:p text:style-name="P15"/>
      <text:list xml:id="list114455830136143" text:continue-numbering="true" text:style-name="WWNum2">
        <text:list-item>
          <text:p text:style-name="P35">Описание программы </text:p>
        </text:list-item>
      </text:list>
      <text:p text:style-name="P28">Реализованы шаблонные функции <text:span text:style-name="T52">getSquare</text:span>, <text:span text:style-name="T52">getCenter</text:span>, а так же операторы ввода и вывода из потоков. Для шаблонных параметров вызываются функции, позволяющие интерпретировать их либо как фигуру, либо как кортеж, состоящий из точек, инстанцированных от одного типа.</text:p>
      <text:p text:style-name="P28">Далее, для параметров, являющихся фигурами просто вызываются соответствующие методы, а для котрежей применяется рекурсивное вычисление площади, центра или рекурсивный ввод и вывод элементов этого кортежа.</text:p>
      <text:p text:style-name="P28">Реализована шаблонная функция process, отвечающая за ввод и вывод фигур, их центров и площадей.</text:p>
      <text:list xml:id="list114456548230825" text:continue-numbering="true" text:style-name="WWNum2">
        <text:list-item>
          <text:p text:style-name="P47">Набор testcases</text:p>
        </text:list-item>
      </text:list>
      <text:p text:style-name="P18"><text:span text:style-name="T8">Тестовые файлы:</text:span><text:span text:style-name="T1"> test_01.test</text:span><text:span text:style-name="T8">, </text:span><text:span text:style-name="T1">test_02.test, </text:span><text:span text:style-name="T7">test_03.test</text:span></text:p>
      <text:p text:style-name="P22">test_01.test:</text:p>
      <text:p text:style-name="P19">1</text:p>
      <text:p text:style-name="P19">5 0 10 0 7 5 10 5</text:p>
      <text:p text:style-name="P19"><text:soft-page-break/>Проверка <text:span text:style-name="T39">обработки фигуры трапеция</text:span></text:p>
      <text:p text:style-name="P17">Результат работы программы</text:p>
      <text:p text:style-name="P29">Trapeze 5 0 p1 7 5 p2 10 0 p3 10 5 p4 </text:p>
      <text:p text:style-name="P29"/>
      <text:p text:style-name="P29">Area of figure: 20</text:p>
      <text:p text:style-name="P29">Center of figure: 8 2.5</text:p>
      <text:p text:style-name="P22">test_02.t<text:span text:style-name="T39">est</text:span>:</text:p>
      <text:p text:style-name="P27">2</text:p>
      <text:p text:style-name="P27">3 4 8 4 5 0 0 0</text:p>
      <text:p text:style-name="P20">Проверка <text:span text:style-name="T46">правильности работы с ромбом</text:span></text:p>
      <text:p text:style-name="P17">Результат работы программы</text:p>
      <text:p text:style-name="P30">Rhombus: 3 4p1 8 4p2 5 0p3 0 0p4 </text:p>
      <text:p text:style-name="P30"/>
      <text:p text:style-name="P30">Area of figure: 20</text:p>
      <text:p text:style-name="P30">Center of figure: 4 2</text:p>
      <text:p text:style-name="P48">test_0<text:span text:style-name="T53">3</text:span>.t<text:span text:style-name="T39">est</text:span>:</text:p>
      <text:p text:style-name="P39">tuple</text:p>
      <text:p text:style-name="P39">4</text:p>
      <text:p text:style-name="P39">3 4 8 4 5 0 0 0</text:p>
      <text:p text:style-name="P51">Проверка <text:span text:style-name="T46">правильности работы с кортежем</text:span></text:p>
      <text:p text:style-name="P44">Результат работы программы</text:p>
      <text:p text:style-name="P54">Enter size of tuple</text:p>
      <text:p text:style-name="P54">Figurelike tuple of 4 elements: (3 4) (8 4) (5 0) (0 0)</text:p>
      <text:p text:style-name="P54">Area of figurelike tuple: 20</text:p>
      <text:p text:style-name="P54">Center of figurelike tuple: 4 2</text:p>
      <text:p text:style-name="P49"><text:soft-page-break/></text:p>
      <text:list xml:id="list114456868029259" text:continue-numbering="true" text:style-name="WWNum2">
        <text:list-item>
          <text:p text:style-name="P36">Результаты выполнения тестов</text:p>
        </text:list-item>
      </text:list>
      <text:p text:style-name="P19">Все тесты успешно пройдены, программа выдаёт верные результаты.</text:p>
      <text:list xml:id="list114455852987962" text:continue-numbering="true" text:style-name="WWNum2">
        <text:list-item>
          <text:p text:style-name="P35">Листинг программы</text:p>
        </text:list-item>
      </text:list>
      <text:p text:style-name="P16"/>
      <text:p text:style-name="P42"><text:span text:style-name="T54">main.cpp</text:span></text:p>
      <text:p text:style-name="P43"><text:span text:style-name="T41">#include &lt;iostream&gt;</text:span></text:p>
      <text:p text:style-name="P43"><text:span text:style-name="T41">#include &lt;vector&gt;</text:span></text:p>
      <text:p text:style-name="P43"><text:span text:style-name="T41">#include &lt;algorithm&gt;</text:span></text:p>
      <text:p text:style-name="P43"><text:span text:style-name="T41">#include &lt;type_traits&gt;</text:span></text:p>
      <text:p text:style-name="P43"><text:span text:style-name="T41">#include &lt;exception&gt;</text:span></text:p>
      <text:p text:style-name="P43"><text:span text:style-name="T41">#include &lt;tuple&gt;</text:span></text:p>
      <text:p text:style-name="P43"><text:span text:style-name="T41">#include "Point.h"</text:span></text:p>
      <text:p text:style-name="P43"><text:span text:style-name="T41">#include "Trapeze.h"</text:span></text:p>
      <text:p text:style-name="P43"><text:span text:style-name="T41">#include "Rhombus.h"</text:span></text:p>
      <text:p text:style-name="P43"><text:span text:style-name="T41">#include "Rectangle.h"</text:span></text:p>
      <text:p text:style-name="P43"><text:span text:style-name="T41">#include "templates.h"</text:span></text:p>
      <text:p text:style-name="P43"><text:span text:style-name="T41"/></text:p>
      <text:p text:style-name="P43"><text:span text:style-name="T41">int main() {</text:span></text:p>
      <text:p text:style-name="P43"><text:span text:style-name="T41"><text:s text:c="4"/>std::string command;</text:span></text:p>
      <text:p text:style-name="P43"><text:span text:style-name="T41"><text:s text:c="4"/>while (std::cin &gt;&gt; command) {</text:span></text:p>
      <text:p text:style-name="P43"><text:span text:style-name="T41"><text:s text:c="8"/>if (command == "exit") {</text:span></text:p>
      <text:p text:style-name="P43"><text:span text:style-name="T41"><text:s text:c="12"/>break;</text:span></text:p>
      <text:p text:style-name="P43"><text:span text:style-name="T41"><text:s text:c="8"/>} else if (command == "3") {</text:span></text:p>
      <text:p text:style-name="P43"><text:span text:style-name="T41"><text:s text:c="12"/>try {</text:span></text:p>
      <text:p text:style-name="P43"><text:span text:style-name="T41"><text:s text:c="16"/>Rectangle&lt;double&gt; rectangle;</text:span></text:p>
      <text:p text:style-name="P43"><text:span text:style-name="T41"><text:s text:c="16"/>process(rectangle);</text:span></text:p>
      <text:p text:style-name="P43"><text:span text:style-name="T41"><text:s text:c="12"/>} catch (std::exception&amp; ex) {</text:span></text:p>
      <text:p text:style-name="P43"><text:span text:style-name="T41"><text:s text:c="16"/>std::cout &lt;&lt; ex.what() &lt;&lt; "\n";</text:span></text:p>
      <text:p text:style-name="P43"><text:span text:style-name="T41"><text:s text:c="16"/>continue;</text:span></text:p>
      <text:p text:style-name="P43"><text:span text:style-name="T41"><text:s text:c="12"/>}</text:span></text:p>
      <text:p text:style-name="P43"><text:span text:style-name="T41"><text:s text:c="8"/>} else if (command == "2") {</text:span></text:p>
      <text:p text:style-name="P43"><text:span text:style-name="T41"><text:s text:c="12"/>try {</text:span></text:p>
      <text:p text:style-name="P43"><text:span text:style-name="T41"><text:s text:c="16"/>Rhombus&lt;double&gt; fig;</text:span></text:p>
      <text:p text:style-name="P43"><text:span text:style-name="T41"><text:s text:c="16"/>process(fig);</text:span></text:p>
      <text:p text:style-name="P43"><text:span text:style-name="T41"><text:s text:c="12"/>} catch (std::exception&amp; ex) {</text:span></text:p>
      <text:p text:style-name="P43"><text:span text:style-name="T41"><text:s text:c="16"/>std::cout &lt;&lt; ex.what() &lt;&lt; "\n";</text:span></text:p>
      <text:p text:style-name="P43"><text:span text:style-name="T41"><text:s text:c="16"/>continue;</text:span></text:p>
      <text:p text:style-name="P43"><text:span text:style-name="T41"><text:s text:c="12"/>}</text:span></text:p>
      <text:p text:style-name="P43"><text:span text:style-name="T41"><text:s text:c="8"/>} else if (command == "1") {</text:span></text:p>
      <text:p text:style-name="P43"><text:span text:style-name="T41"><text:s text:c="12"/>try {</text:span></text:p>
      <text:p text:style-name="P43"><text:span text:style-name="T41"><text:s text:c="16"/>Trapeze&lt;double&gt; fig;</text:span></text:p>
      <text:p text:style-name="P43"><text:span text:style-name="T41"><text:s text:c="16"/>process(fig);</text:span></text:p>
      <text:p text:style-name="P43"><text:span text:style-name="T41"><text:s text:c="12"/>} catch (std::exception&amp; ex) {</text:span></text:p>
      <text:p text:style-name="P43"><text:span text:style-name="T41"><text:s text:c="16"/>std::cout &lt;&lt; ex.what() &lt;&lt; "\n";</text:span></text:p>
      <text:p text:style-name="P43"><text:span text:style-name="T41"><text:s text:c="16"/>continue;</text:span></text:p>
      <text:p text:style-name="P43"><text:span text:style-name="T41"><text:s text:c="12"/>}</text:span></text:p>
      <text:p text:style-name="P43"><text:span text:style-name="T41"><text:s text:c="8"/>} else if (command == "tuple") {</text:span></text:p>
      <text:p text:style-name="P43"><text:span text:style-name="T41"><text:s text:c="12"/>int size;</text:span></text:p>
      <text:p text:style-name="P43"><text:span text:style-name="T41"><text:s text:c="12"/>std::cout &lt;&lt; "Enter size of tuple\n";</text:span></text:p>
      <text:p text:style-name="P43"><text:span text:style-name="T41"><text:s text:c="12"/>std::cin &gt;&gt; size;</text:span></text:p>
      <text:p text:style-name="P43"><text:span text:style-name="T41"><text:s text:c="12"/>if (size == 3) {</text:span></text:p>
      <text:p text:style-name="P43"><text:span text:style-name="T41"><text:s text:c="16"/>std::tuple&lt;Point&lt;double&gt;,Point&lt;double&gt;,Point&lt;double&gt;&gt; tuple;</text:span></text:p>
      <text:p text:style-name="P43"><text:soft-page-break/><text:span text:style-name="T41"><text:s text:c="16"/>process(tuple);</text:span></text:p>
      <text:p text:style-name="P43"><text:span text:style-name="T41"><text:s text:c="12"/>} else if (size == 4) {</text:span></text:p>
      <text:p text:style-name="P43"><text:span text:style-name="T41"><text:s text:c="16"/>std::tuple&lt;Point&lt;double&gt;,Point&lt;double&gt;,Point&lt;double&gt;,Point&lt;double&gt;&gt; tuple;</text:span></text:p>
      <text:p text:style-name="P43"><text:span text:style-name="T41"><text:s text:c="16"/>process(tuple);</text:span></text:p>
      <text:p text:style-name="P43"><text:span text:style-name="T41"><text:s text:c="12"/>} <text:s/>else {</text:span></text:p>
      <text:p text:style-name="P43"><text:span text:style-name="T41"><text:s text:c="16"/>std::cout &lt;&lt; "Wrong size\n";</text:span></text:p>
      <text:p text:style-name="P43"><text:span text:style-name="T41"><text:s text:c="16"/>continue;</text:span></text:p>
      <text:p text:style-name="P43"><text:span text:style-name="T41"><text:s text:c="12"/>}</text:span></text:p>
      <text:p text:style-name="P43"><text:span text:style-name="T41"><text:s text:c="8"/>} else {</text:span></text:p>
      <text:p text:style-name="P43"><text:span text:style-name="T41"><text:s text:c="12"/>std::cout &lt;&lt; "Wrong type\n";</text:span></text:p>
      <text:p text:style-name="P43"><text:span text:style-name="T41"><text:s text:c="12"/>continue;</text:span></text:p>
      <text:p text:style-name="P43"><text:span text:style-name="T41"><text:s text:c="8"/>}</text:span></text:p>
      <text:p text:style-name="P43"><text:span text:style-name="T41"><text:s text:c="4"/>}</text:span></text:p>
      <text:p text:style-name="P43"><text:span text:style-name="T41"><text:s text:c="4"/>return 0;</text:span></text:p>
      <text:p text:style-name="P43"><text:span text:style-name="T41">}</text:span></text:p>
      <text:p text:style-name="P42"><text:span text:style-name="T23"/></text:p>
      <text:p text:style-name="P4"><text:span text:style-name="T3">Trapeze</text:span><text:bookmark-start text:name="__DdeLink__2335_150959209"/><text:span text:style-name="T2">.h</text:span></text:p>
      <text:p text:style-name="P57"><text:bookmark-end text:name="__DdeLink__2335_150959209"/><text:span text:style-name="T43"/></text:p>
      <text:p text:style-name="P57"><text:span text:style-name="T43">#pragma once</text:span></text:p>
      <text:p text:style-name="P57"/>
      <text:p text:style-name="P57"><text:span text:style-name="T43">#include &lt;vector&gt;</text:span></text:p>
      <text:p text:style-name="P57"><text:span text:style-name="T43">template &lt;typename T&gt;</text:span></text:p>
      <text:p text:style-name="P57"><text:span text:style-name="T43"/></text:p>
      <text:p text:style-name="P57"><text:span text:style-name="T43">class Trapeze {</text:span></text:p>
      <text:p text:style-name="P57"><text:span text:style-name="T43"><text:s text:c="4"/>public:</text:span></text:p>
      <text:p text:style-name="P57"><text:span text:style-name="T43"><text:s text:c="4"/>Point&lt;T&gt; points[4];</text:span></text:p>
      <text:p text:style-name="P57"><text:span text:style-name="T43"><text:s text:c="4"/>Trapeze&lt;T&gt;() = default;</text:span></text:p>
      <text:p text:style-name="P57"><text:span text:style-name="T43"><text:s text:c="4"/>Trapeze(Point&lt;T&gt; p1, Point&lt;T&gt; p2, Point&lt;T&gt; p3, Point&lt;T&gt; p4);</text:span></text:p>
      <text:p text:style-name="P57"><text:span text:style-name="T43"><text:s text:c="4"/>double getSquare() const;</text:span></text:p>
      <text:p text:style-name="P57"><text:span text:style-name="T43"><text:s text:c="4"/>Point&lt;T&gt; getCenter() const ;</text:span></text:p>
      <text:p text:style-name="P57"><text:span text:style-name="T43"><text:s text:c="4"/>void scan(std::istream &amp;is);</text:span></text:p>
      <text:p text:style-name="P57"><text:span text:style-name="T43"><text:s text:c="4"/>void print(std::ostream&amp; os) const;</text:span></text:p>
      <text:p text:style-name="P57"><text:span text:style-name="T43">};</text:span></text:p>
      <text:p text:style-name="P57"><text:span text:style-name="T43">template &lt;typename T&gt;</text:span></text:p>
      <text:p text:style-name="P57"><text:span text:style-name="T43">Trapeze&lt;T&gt;::Trapeze(Point&lt;T&gt; p1, Point&lt;T&gt; p2, Point&lt;T&gt; p3, Point&lt;T&gt; p4) {</text:span></text:p>
      <text:p text:style-name="P57"><text:span text:style-name="T43"><text:s text:c="7"/>if (IsParallel(p1,p2,p3,p4) </text:span></text:p>
      <text:p text:style-name="P57"><text:span text:style-name="T43"><text:s text:c="8"/>&amp;&amp; !IsParallel(p1,p3,p2,p4)) {</text:span></text:p>
      <text:p text:style-name="P57"><text:span text:style-name="T43"><text:s text:c="8"/>std::swap(p2, p3);</text:span></text:p>
      <text:p text:style-name="P57"><text:span text:style-name="T43"/></text:p>
      <text:p text:style-name="P57"><text:span text:style-name="T43"><text:s text:c="4"/>} else if (!IsParallel(p1,p2,p3,p4) </text:span></text:p>
      <text:p text:style-name="P57"><text:span text:style-name="T43"><text:s text:c="8"/>&amp;&amp; IsParallel(p1,p3,p2,p4)) {</text:span></text:p>
      <text:p text:style-name="P57"><text:span text:style-name="T43"/></text:p>
      <text:p text:style-name="P57"><text:span text:style-name="T43"><text:s text:c="4"/></text:span></text:p>
      <text:p text:style-name="P57"><text:span text:style-name="T43"><text:s text:c="4"/>} else {</text:span></text:p>
      <text:p text:style-name="P57"><text:span text:style-name="T43"><text:s text:c="8"/>throw std::logic_error("not Trapeze");</text:span></text:p>
      <text:p text:style-name="P57"><text:span text:style-name="T43"><text:s text:c="4"/>}</text:span></text:p>
      <text:p text:style-name="P57"><text:span text:style-name="T43"><text:s text:c="4"/>this-&gt;points[0] = p1;</text:span></text:p>
      <text:p text:style-name="P57"><text:span text:style-name="T43"><text:s text:c="4"/>this-&gt;points[1] = p2;</text:span></text:p>
      <text:p text:style-name="P57"><text:span text:style-name="T43"><text:s text:c="4"/>this-&gt;points[2] = p3;</text:span></text:p>
      <text:p text:style-name="P57"><text:span text:style-name="T43"><text:s text:c="4"/>this-&gt;points[3] = p4; </text:span></text:p>
      <text:p text:style-name="P57"><text:span text:style-name="T43"><text:s text:c="4"/>}</text:span></text:p>
      <text:p text:style-name="P57"><text:span text:style-name="T43"/></text:p>
      <text:p text:style-name="P57"><text:span text:style-name="T43"/></text:p>
      <text:p text:style-name="P57"><text:span text:style-name="T43">template &lt;typename T&gt; <text:s text:c="2"/></text:span></text:p>
      <text:p text:style-name="P57"><text:span text:style-name="T43">double Trapeze&lt;T&gt;::getSquare() const {</text:span></text:p>
      <text:p text:style-name="P57"><text:span text:style-name="T43"/></text:p>
      <text:p text:style-name="P57"><text:span text:style-name="T43"><text:s text:c="4"/>return (length(this-&gt;points[0],this-&gt;points[2])+length(this-&gt;points[1],this-&gt;points[3]))*fabs((this-&gt;points[0].y-this-</text:span><text:soft-page-break/><text:span text:style-name="T43">&gt;points[1].y))*(0.5);</text:span></text:p>
      <text:p text:style-name="P57"><text:span text:style-name="T43">}</text:span></text:p>
      <text:p text:style-name="P57"><text:span text:style-name="T43">template &lt;typename T&gt;</text:span></text:p>
      <text:p text:style-name="P57"><text:span text:style-name="T43">void Trapeze&lt;T&gt;::print(std::ostream&amp; os) const {</text:span></text:p>
      <text:p text:style-name="P57"><text:span text:style-name="T43"><text:s text:c="4"/>os &lt;&lt; "Trapeze ";</text:span></text:p>
      <text:p text:style-name="P57"><text:span text:style-name="T43"><text:s text:c="4"/>for (int i = 0; i &lt; 4; ++i) {</text:span></text:p>
      <text:p text:style-name="P57"><text:span text:style-name="T43"><text:s text:c="8"/>os &lt;&lt; this-&gt;points[i] &lt;&lt; " p" &lt;&lt; i+1 &lt;&lt;" ";</text:span></text:p>
      <text:p text:style-name="P57"><text:span text:style-name="T43"><text:s text:c="4"/>}</text:span></text:p>
      <text:p text:style-name="P57"><text:span text:style-name="T43"><text:s text:c="8"/>os &lt;&lt; std::endl;</text:span></text:p>
      <text:p text:style-name="P57"><text:span text:style-name="T43"/></text:p>
      <text:p text:style-name="P57"><text:span text:style-name="T43">}</text:span></text:p>
      <text:p text:style-name="P57"><text:span text:style-name="T43"/></text:p>
      <text:p text:style-name="P57"><text:span text:style-name="T43">template &lt;typename T&gt;</text:span></text:p>
      <text:p text:style-name="P57"><text:span text:style-name="T43">void Trapeze&lt;T&gt;::scan(std::istream &amp;is) {</text:span></text:p>
      <text:p text:style-name="P57"><text:span text:style-name="T43"><text:s text:c="4"/>Point&lt;T&gt; p1,p2,p3,p4;</text:span></text:p>
      <text:p text:style-name="P57"><text:span text:style-name="T43"><text:s text:c="4"/>is &gt;&gt; p1 &gt;&gt; p2 &gt;&gt; p3 &gt;&gt; p4;</text:span></text:p>
      <text:p text:style-name="P57"><text:span text:style-name="T43"><text:s text:c="4"/>*this = Trapeze(p1,p2,p3,p4);</text:span></text:p>
      <text:p text:style-name="P57"><text:span text:style-name="T43">}</text:span></text:p>
      <text:p text:style-name="P57"><text:span text:style-name="T43"/></text:p>
      <text:p text:style-name="P57"><text:span text:style-name="T43">template &lt;typename T&gt;</text:span></text:p>
      <text:p text:style-name="P57"><text:span text:style-name="T43">Point&lt;T&gt; Trapeze&lt;T&gt;::getCenter() const {</text:span></text:p>
      <text:p text:style-name="P57"><text:span text:style-name="T43"/></text:p>
      <text:p text:style-name="P57"><text:span text:style-name="T43"><text:s text:c="4"/>Point&lt;T&gt; p;</text:span></text:p>
      <text:p text:style-name="P57"><text:span text:style-name="T43"><text:s text:c="4"/>p.x = 0;</text:span></text:p>
      <text:p text:style-name="P57"><text:span text:style-name="T43"><text:s text:c="4"/>p.y = 0;</text:span></text:p>
      <text:p text:style-name="P57"><text:span text:style-name="T43"><text:s text:c="4"/>for (size_t i = 0; i &lt;4; ++i) {</text:span></text:p>
      <text:p text:style-name="P57"><text:span text:style-name="T43"><text:s text:c="8"/>p = p+(points[i]/4);</text:span></text:p>
      <text:p text:style-name="P57"><text:span text:style-name="T43"><text:s text:c="4"/>}</text:span></text:p>
      <text:p text:style-name="P57"><text:span text:style-name="T43"><text:s text:c="4"/>return p;</text:span></text:p>
      <text:p text:style-name="P57"><text:span text:style-name="T43">}</text:span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5"/>
      <text:p text:style-name="P5"><text:span text:style-name="T5">Rhombus</text:span><text:bookmark-start text:name="__DdeLink__2335_1509592091"/><text:span text:style-name="T2">.h</text:span></text:p>
      <text:p text:style-name="P60"><text:bookmark-end text:name="__DdeLink__2335_1509592091"/><text:span text:style-name="T42">#pragma once</text:span></text:p>
      <text:p text:style-name="P60"><text:span text:style-name="T42">#include "Point.h"</text:span></text:p>
      <text:p text:style-name="P60"><text:span text:style-name="T42"/></text:p>
      <text:p text:style-name="P60"><text:span text:style-name="T42">#include &lt;vector&gt;</text:span></text:p>
      <text:p text:style-name="P60"><text:span text:style-name="T42">template &lt;typename T&gt;</text:span></text:p>
      <text:p text:style-name="P60"><text:span text:style-name="T42">class Rhombus {</text:span></text:p>
      <text:p text:style-name="P60"><text:span text:style-name="T42"><text:s text:c="4"/>public:</text:span></text:p>
      <text:p text:style-name="P60"><text:span text:style-name="T42"><text:s text:c="8"/>Point&lt;T&gt; points[4];</text:span></text:p>
      <text:p text:style-name="P60"><text:span text:style-name="T42"><text:s text:c="8"/>Rhombus() = default;</text:span></text:p>
      <text:p text:style-name="P60"><text:span text:style-name="T42"><text:s text:c="8"/>Rhombus(Point&lt;T&gt; p1, Point&lt;T&gt; p2, Point&lt;T&gt; p3, Point&lt;T&gt; p4);</text:span></text:p>
      <text:p text:style-name="P60"><text:span text:style-name="T42"><text:s text:c="8"/>double getSquare() const;</text:span></text:p>
      <text:p text:style-name="P60"><text:span text:style-name="T42"><text:s text:c="8"/>Point&lt;T&gt; getCenter() const;</text:span></text:p>
      <text:p text:style-name="P60"><text:span text:style-name="T42"><text:s text:c="8"/>void print(std::ostream&amp; os) const;</text:span></text:p>
      <text:p text:style-name="P60"><text:span text:style-name="T42"><text:s text:c="8"/>void scan(std::istream &amp;is);</text:span></text:p>
      <text:p text:style-name="P60"><text:span text:style-name="T42">};</text:span></text:p>
      <text:p text:style-name="P60"><text:span text:style-name="T42">template &lt;typename T&gt;</text:span></text:p>
      <text:p text:style-name="P60"><text:span text:style-name="T42">Rhombus&lt;T&gt;::Rhombus(Point&lt;T&gt; p1, Point&lt;T&gt; p2, Point&lt;T&gt; p3, Point&lt;T&gt; p4) {</text:span></text:p>
      <text:p text:style-name="P60"><text:span text:style-name="T42"><text:s text:c="7"/>if (length(p1, p2) == length(p1, p4)</text:span></text:p>
      <text:p text:style-name="P60"><text:span text:style-name="T42"><text:s text:c="8"/>&amp;&amp; length(p3, p4) == length(p2, p3)</text:span></text:p>
      <text:p text:style-name="P60"><text:span text:style-name="T42"><text:s text:c="8"/>&amp;&amp; length(p1, p2) == length(p2, p3)) {</text:span></text:p>
      <text:p text:style-name="P60"><text:span text:style-name="T42"/></text:p>
      <text:p text:style-name="P60"><text:span text:style-name="T42"><text:s text:c="4"/>} else if (length(p1, p4) == length(p1, p3)</text:span></text:p>
      <text:p text:style-name="P60"><text:span text:style-name="T42"><text:s text:c="11"/>&amp;&amp; length(p2, p3) == length(p2, p4)</text:span></text:p>
      <text:p text:style-name="P60"><text:span text:style-name="T42"><text:s text:c="11"/>&amp;&amp; length(p1, p4) == length(p2, p4)) {</text:span></text:p>
      <text:p text:style-name="P60"><text:soft-page-break/><text:span text:style-name="T42"><text:s text:c="8"/>std::swap(p2, p3);</text:span></text:p>
      <text:p text:style-name="P60"><text:span text:style-name="T42"><text:s text:c="4"/>} else if (length(p1, p3) == length(p1, p2)</text:span></text:p>
      <text:p text:style-name="P60"><text:span text:style-name="T42"><text:s text:c="14"/>&amp;&amp; length(p2, p4) == length(p3, p4)</text:span></text:p>
      <text:p text:style-name="P60"><text:span text:style-name="T42"><text:s text:c="14"/>&amp;&amp; length(p1, p2)== length(p2, p4)) {</text:span></text:p>
      <text:p text:style-name="P60"><text:span text:style-name="T42"><text:s text:c="8"/>std::swap(p3, p4);</text:span></text:p>
      <text:p text:style-name="P60"><text:span text:style-name="T42"><text:s text:c="4"/>} else {</text:span></text:p>
      <text:p text:style-name="P60"><text:span text:style-name="T42"><text:s text:c="8"/>throw std::logic_error("not rhombus");</text:span></text:p>
      <text:p text:style-name="P60"><text:span text:style-name="T42"><text:s text:c="4"/>}</text:span></text:p>
      <text:p text:style-name="P60"><text:span text:style-name="T42"><text:s text:c="4"/>this-&gt;points[0] = p1;</text:span></text:p>
      <text:p text:style-name="P60"><text:span text:style-name="T42"><text:s text:c="4"/>this-&gt;points[1] = p2;</text:span></text:p>
      <text:p text:style-name="P60"><text:span text:style-name="T42"><text:s text:c="4"/>this-&gt;points[2] = p3;</text:span></text:p>
      <text:p text:style-name="P60"><text:span text:style-name="T42"><text:s text:c="4"/>this-&gt;points[3] = p4; </text:span></text:p>
      <text:p text:style-name="P60"><text:span text:style-name="T42">}</text:span></text:p>
      <text:p text:style-name="P60"><text:span text:style-name="T42">template &lt;typename T&gt;</text:span></text:p>
      <text:p text:style-name="P60"><text:span text:style-name="T42">double Rhombus&lt;T&gt;::getSquare() const {</text:span></text:p>
      <text:p text:style-name="P60"><text:span text:style-name="T42"><text:tab/>return length(this-&gt;points[1],this-&gt;points[3])*length(this-&gt;points[0],this-&gt;points[2])*0.5;</text:span></text:p>
      <text:p text:style-name="P60"><text:span text:style-name="T42"><text:s text:c="4"/>}</text:span></text:p>
      <text:p text:style-name="P60"><text:span text:style-name="T42"/></text:p>
      <text:p text:style-name="P60"><text:span text:style-name="T42"/></text:p>
      <text:p text:style-name="P60"><text:span text:style-name="T42">template &lt;typename T&gt;</text:span></text:p>
      <text:p text:style-name="P60"><text:span text:style-name="T42">Point&lt;T&gt; Rhombus&lt;T&gt;::getCenter() const {</text:span></text:p>
      <text:p text:style-name="P60"><text:span text:style-name="T42"/></text:p>
      <text:p text:style-name="P60"><text:span text:style-name="T42"><text:s text:c="4"/>Point&lt;T&gt; p;</text:span></text:p>
      <text:p text:style-name="P60"><text:span text:style-name="T42"><text:s text:c="4"/>p.x = 0;</text:span></text:p>
      <text:p text:style-name="P60"><text:span text:style-name="T42"><text:s text:c="4"/>p.y = 0;</text:span></text:p>
      <text:p text:style-name="P60"><text:span text:style-name="T42"><text:s text:c="4"/>for (int i = 0; i &lt; 4; ++i) {</text:span></text:p>
      <text:p text:style-name="P60"><text:span text:style-name="T42"><text:s text:c="8"/>p = p+(points[i]/4);</text:span></text:p>
      <text:p text:style-name="P60"><text:span text:style-name="T42"><text:s text:c="4"/>}</text:span></text:p>
      <text:p text:style-name="P60"><text:span text:style-name="T42"><text:s text:c="4"/>return p;</text:span></text:p>
      <text:p text:style-name="P60"><text:span text:style-name="T42">}</text:span></text:p>
      <text:p text:style-name="P58"><text:span text:style-name="T42"/></text:p>
      <text:p text:style-name="P58"><text:span text:style-name="T42"/></text:p>
      <text:p text:style-name="P60"><text:span text:style-name="T42"/></text:p>
      <text:p text:style-name="P60"><text:span text:style-name="T42">template &lt;typename T&gt;</text:span></text:p>
      <text:p text:style-name="P60"><text:span text:style-name="T42">void Rhombus&lt;T&gt;::scan(std::istream &amp;is) {</text:span></text:p>
      <text:p text:style-name="P60"><text:span text:style-name="T42"><text:s text:c="4"/>Point&lt;T&gt; p1,p2,p3,p4;</text:span></text:p>
      <text:p text:style-name="P60"><text:span text:style-name="T42"><text:s text:c="4"/>is &gt;&gt; p1 &gt;&gt; p2 &gt;&gt; p3 &gt;&gt; p4;</text:span></text:p>
      <text:p text:style-name="P60"><text:span text:style-name="T42"><text:s text:c="4"/>*this = Rhombus(p1,p2,p3,p4);</text:span></text:p>
      <text:p text:style-name="P60"><text:span text:style-name="T42">}</text:span></text:p>
      <text:p text:style-name="P60"><text:span text:style-name="T42">template &lt;typename T&gt;</text:span></text:p>
      <text:p text:style-name="P60"><text:span text:style-name="T42"><text:s text:c="6"/>void Rhombus&lt;T&gt;::print(std::ostream&amp; os) const {</text:span></text:p>
      <text:p text:style-name="P60"><text:span text:style-name="T42"><text:s text:c="4"/>os &lt;&lt; "Rhombus: ";</text:span></text:p>
      <text:p text:style-name="P60"><text:span text:style-name="T42"><text:s text:c="4"/>for (int i = 0; i &lt; 4; ++i) {</text:span></text:p>
      <text:p text:style-name="P60"><text:span text:style-name="T42"><text:s text:c="8"/>os &lt;&lt; this-&gt;points[i] &lt;&lt; "p" &lt;&lt; i+1 &lt;&lt;" ";</text:span></text:p>
      <text:p text:style-name="P60"><text:span text:style-name="T42"><text:s text:c="4"/>}</text:span></text:p>
      <text:p text:style-name="P60"><text:span text:style-name="T42"><text:s text:c="8"/>os &lt;&lt; std::endl;</text:span></text:p>
      <text:p text:style-name="P60"><text:span text:style-name="T42"/></text:p>
      <text:p text:style-name="P60"><text:span text:style-name="T42"><text:s text:c="4"/>}</text:span></text:p>
      <text:p text:style-name="P23"/>
      <text:p text:style-name="P5"><text:span text:style-name="T6">Rectangle</text:span><text:bookmark-start text:name="__DdeLink__2335_15095920922"/><text:span text:style-name="T2">.h</text:span></text:p>
      <text:p text:style-name="P60"><text:bookmark-end text:name="__DdeLink__2335_15095920922"/><text:span text:style-name="T42">#pragma once</text:span></text:p>
      <text:p text:style-name="P60"><text:span text:style-name="T42"/></text:p>
      <text:p text:style-name="P60"><text:span text:style-name="T42">#include &lt;vector&gt;</text:span></text:p>
      <text:p text:style-name="P60"><text:span text:style-name="T42">template &lt;typename T&gt;</text:span></text:p>
      <text:p text:style-name="P60"><text:span text:style-name="T42"/></text:p>
      <text:p text:style-name="P60"><text:span text:style-name="T42">class Rectangle {</text:span></text:p>
      <text:p text:style-name="P60"><text:span text:style-name="T42"><text:s text:c="4"/>public:</text:span></text:p>
      <text:p text:style-name="P60"><text:span text:style-name="T42"><text:s text:c="4"/>Point&lt;T&gt; points[4];</text:span></text:p>
      <text:p text:style-name="P60"><text:soft-page-break/><text:span text:style-name="T42"><text:s text:c="4"/>Rectangle&lt;T&gt;() = default;</text:span></text:p>
      <text:p text:style-name="P60"><text:span text:style-name="T42"><text:s text:c="4"/>Rectangle(Point&lt;T&gt; p1, Point&lt;T&gt; p2, Point&lt;T&gt; p3, Point&lt;T&gt; p4);</text:span></text:p>
      <text:p text:style-name="P60"><text:span text:style-name="T42"><text:s text:c="4"/>double getSquare() const;</text:span></text:p>
      <text:p text:style-name="P60"><text:span text:style-name="T42"><text:s text:c="4"/>Point&lt;T&gt; getCenter() const;</text:span></text:p>
      <text:p text:style-name="P60"><text:span text:style-name="T42"><text:s text:c="4"/>void scan(std::istream &amp;is);</text:span></text:p>
      <text:p text:style-name="P60"><text:span text:style-name="T42"><text:s text:c="4"/>void print(std::ostream&amp; os) const;</text:span></text:p>
      <text:p text:style-name="P60"><text:span text:style-name="T42">}; </text:span></text:p>
      <text:p text:style-name="P60"><text:span text:style-name="T42"/></text:p>
      <text:p text:style-name="P60"><text:span text:style-name="T42"/></text:p>
      <text:p text:style-name="P60"><text:span text:style-name="T42">template &lt;typename T&gt;</text:span></text:p>
      <text:p text:style-name="P60"><text:span text:style-name="T42">Rectangle&lt;T&gt;::Rectangle(Point&lt;T&gt; p1, Point&lt;T&gt; p2, Point&lt;T&gt; p3, Point&lt;T&gt; p4) {</text:span></text:p>
      <text:p text:style-name="P60"><text:span text:style-name="T42"><text:s text:c="7"/>if (IsRectangle(p1,p2,p3,p4)) {</text:span></text:p>
      <text:p text:style-name="P60"><text:span text:style-name="T42"/></text:p>
      <text:p text:style-name="P60"><text:span text:style-name="T42"><text:s text:c="4"/>} else if (IsRectangle(p2, p3, p1, p4)) {</text:span></text:p>
      <text:p text:style-name="P60"><text:span text:style-name="T42"><text:s text:c="8"/>std::swap(p2, p1); std::swap(p3,p2);</text:span></text:p>
      <text:p text:style-name="P60"><text:span text:style-name="T42"><text:s text:c="4"/>} else if (IsRectangle(p3, p1, p2, p4)) {</text:span></text:p>
      <text:p text:style-name="P60"><text:span text:style-name="T42"><text:s text:c="8"/>std::swap(p3, p1); std::swap(p3,p2);</text:span></text:p>
      <text:p text:style-name="P60"><text:span text:style-name="T42"><text:s text:c="4"/>} else {</text:span></text:p>
      <text:p text:style-name="P60"><text:span text:style-name="T42"><text:s text:c="8"/>throw std::logic_error("not rectangle");</text:span></text:p>
      <text:p text:style-name="P60"><text:span text:style-name="T42"><text:s text:c="4"/>}</text:span></text:p>
      <text:p text:style-name="P60"><text:span text:style-name="T42"><text:s text:c="4"/>this-&gt;points[0] = p1;</text:span></text:p>
      <text:p text:style-name="P60"><text:span text:style-name="T42"><text:s text:c="4"/>this-&gt;points[1] = p2;</text:span></text:p>
      <text:p text:style-name="P60"><text:span text:style-name="T42"><text:s text:c="4"/>this-&gt;points[2] = p3;</text:span></text:p>
      <text:p text:style-name="P60"><text:span text:style-name="T42"><text:s text:c="4"/>this-&gt;points[3] = p4; </text:span></text:p>
      <text:p text:style-name="P60"><text:span text:style-name="T42"><text:s text:c="4"/>}</text:span></text:p>
      <text:p text:style-name="P60"><text:span text:style-name="T42"/></text:p>
      <text:p text:style-name="P60"><text:span text:style-name="T42"><text:s text:c="4"/>template &lt;typename T&gt;</text:span></text:p>
      <text:p text:style-name="P60"><text:span text:style-name="T42">double Rectangle&lt;T&gt;::getSquare() const {</text:span></text:p>
      <text:p text:style-name="P60"><text:span text:style-name="T42"><text:s text:c="4"/></text:span></text:p>
      <text:p text:style-name="P60"><text:span text:style-name="T42"><text:tab/>return length(this-&gt;points[0],this-&gt;points[1])*length(this-&gt;points[0],this-&gt;points[3]);</text:span></text:p>
      <text:p text:style-name="P60"><text:span text:style-name="T42">}</text:span></text:p>
      <text:p text:style-name="P60"><text:span text:style-name="T42">template &lt;typename T&gt;</text:span></text:p>
      <text:p text:style-name="P60"><text:span text:style-name="T42">void Rectangle&lt;T&gt;::print(std::ostream&amp; os) const {</text:span></text:p>
      <text:p text:style-name="P60"><text:span text:style-name="T42"><text:s text:c="4"/>os &lt;&lt; "Rectangle p1: ";</text:span></text:p>
      <text:p text:style-name="P60"><text:span text:style-name="T42"><text:s text:c="4"/>for (int i = 0; i &lt; 4; ++i) {</text:span></text:p>
      <text:p text:style-name="P60"><text:span text:style-name="T42"><text:s text:c="8"/>os &lt;&lt; this-&gt;points[i] &lt;&lt; "p" &lt;&lt; i+1 &lt;&lt;" ";</text:span></text:p>
      <text:p text:style-name="P60"><text:span text:style-name="T42"><text:s text:c="4"/>}</text:span></text:p>
      <text:p text:style-name="P60"><text:span text:style-name="T42"><text:s text:c="4"/>os &lt;&lt; std::endl;</text:span></text:p>
      <text:p text:style-name="P60"><text:span text:style-name="T42">}</text:span></text:p>
      <text:p text:style-name="P60"><text:span text:style-name="T42">template &lt;typename T&gt;</text:span></text:p>
      <text:p text:style-name="P60"><text:span text:style-name="T42">void Rectangle&lt;T&gt;::scan(std::istream &amp;is) {</text:span></text:p>
      <text:p text:style-name="P60"><text:span text:style-name="T42"><text:s text:c="4"/>Point&lt;T&gt; p1,p2,p3,p4;</text:span></text:p>
      <text:p text:style-name="P60"><text:span text:style-name="T42"><text:s text:c="4"/>is &gt;&gt; p1 &gt;&gt; p2 &gt;&gt; p3 &gt;&gt; p4;</text:span></text:p>
      <text:p text:style-name="P60"><text:span text:style-name="T42"><text:s text:c="4"/>*this = Rectangle(p1,p2,p3,p4);</text:span></text:p>
      <text:p text:style-name="P60"><text:span text:style-name="T42">}</text:span></text:p>
      <text:p text:style-name="P60"><text:span text:style-name="T42"/></text:p>
      <text:p text:style-name="P60"><text:span text:style-name="T42">template &lt;typename T&gt;</text:span></text:p>
      <text:p text:style-name="P60"><text:span text:style-name="T42">Point&lt;T&gt; Rectangle&lt;T&gt;::getCenter() const {</text:span></text:p>
      <text:p text:style-name="P60"><text:span text:style-name="T42"/></text:p>
      <text:p text:style-name="P60"><text:span text:style-name="T42"><text:s text:c="4"/>Point&lt;T&gt; p;</text:span></text:p>
      <text:p text:style-name="P60"><text:span text:style-name="T42"><text:s text:c="4"/>p.x = 0;</text:span></text:p>
      <text:p text:style-name="P60"><text:span text:style-name="T42"><text:s text:c="4"/>p.y = 0;</text:span></text:p>
      <text:p text:style-name="P60"><text:span text:style-name="T42"><text:s text:c="4"/>for (size_t i = 0; i &lt; 4; ++i) {</text:span></text:p>
      <text:p text:style-name="P60"><text:span text:style-name="T42"><text:s text:c="8"/>p = p+(points[i]/4);</text:span></text:p>
      <text:p text:style-name="P60"><text:span text:style-name="T42"><text:s text:c="4"/>}</text:span></text:p>
      <text:p text:style-name="P60"><text:span text:style-name="T42"><text:s text:c="4"/>return p;</text:span></text:p>
      <text:p text:style-name="P60"><text:span text:style-name="T42">}</text:span></text:p>
      <text:p text:style-name="P23"><text:soft-page-break/></text:p>
      <text:p text:style-name="P6"><text:span text:style-name="T5">Point</text:span><text:span text:style-name="T4">.</text:span><text:bookmark-start text:name="__DdeLink__2335_150959209222"/><text:span text:style-name="T2">h</text:span></text:p>
      <text:p text:style-name="P59"><text:bookmark-end text:name="__DdeLink__2335_150959209222"/><text:span text:style-name="T43">#pragma once</text:span></text:p>
      <text:p text:style-name="P59"><text:span text:style-name="T43"/></text:p>
      <text:p text:style-name="P59"><text:span text:style-name="T43">#include &lt;numeric&gt;</text:span></text:p>
      <text:p text:style-name="P59"><text:span text:style-name="T43">#include &lt;iostream&gt;</text:span></text:p>
      <text:p text:style-name="P59"><text:span text:style-name="T43">#include &lt;vector&gt;</text:span></text:p>
      <text:p text:style-name="P59"><text:span text:style-name="T43">#include &lt;cmath&gt;</text:span></text:p>
      <text:p text:style-name="P59"><text:span text:style-name="T43">#include &lt;limits&gt;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struct Point {</text:span></text:p>
      <text:p text:style-name="P59"><text:span text:style-name="T43"><text:s text:c="4"/>T x;</text:span></text:p>
      <text:p text:style-name="P59"><text:span text:style-name="T43"><text:s text:c="4"/>T y;</text:span></text:p>
      <text:p text:style-name="P59"><text:span text:style-name="T43">};</text:span></text:p>
      <text:p text:style-name="P59"><text:span text:style-name="T43">template &lt;typename T&gt;</text:span></text:p>
      <text:p text:style-name="P59"><text:span text:style-name="T43">Point&lt;T&gt; operator+(Point&lt;T&gt; left, Point&lt;T&gt; right) {</text:span></text:p>
      <text:p text:style-name="P59"><text:span text:style-name="T43"><text:s text:c="5"/>Point&lt;T&gt; p;</text:span></text:p>
      <text:p text:style-name="P59"><text:span text:style-name="T43"><text:s text:c="4"/>p.x = left.x+right.x;</text:span></text:p>
      <text:p text:style-name="P59"><text:span text:style-name="T43"><text:s text:c="4"/>p.y = left.y+right.y;</text:span></text:p>
      <text:p text:style-name="P59"><text:span text:style-name="T43"><text:s text:c="8"/>return p;</text:span></text:p>
      <text:p text:style-name="P59"><text:span text:style-name="T43"/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<text:s/>Point&lt;T&gt; operator+( Point&lt;T&gt; left, int right) {</text:span></text:p>
      <text:p text:style-name="P59"><text:span text:style-name="T43"><text:s text:c="5"/>Point&lt;T&gt; p;</text:span></text:p>
      <text:p text:style-name="P59"><text:span text:style-name="T43"><text:s text:c="4"/>p.x = left.x+right;</text:span></text:p>
      <text:p text:style-name="P59"><text:span text:style-name="T43"><text:s text:c="4"/>p.y = left.y+right;</text:span></text:p>
      <text:p text:style-name="P59"><text:span text:style-name="T43"><text:s text:c="8"/>return p;</text:span></text:p>
      <text:p text:style-name="P59"><text:span text:style-name="T43"/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<text:s/>Point&lt;T&gt; operator-( Point&lt;T&gt; left, <text:s/>Point&lt;T&gt; right) {</text:span></text:p>
      <text:p text:style-name="P59"><text:span text:style-name="T43"><text:s text:c="5"/>Point&lt;T&gt; p;</text:span></text:p>
      <text:p text:style-name="P59"><text:span text:style-name="T43"><text:s text:c="4"/>p.x = left.x-right.x;</text:span></text:p>
      <text:p text:style-name="P59"><text:span text:style-name="T43"><text:s text:c="4"/>p.y = left.y-right.y;</text:span></text:p>
      <text:p text:style-name="P59"><text:span text:style-name="T43"><text:s text:c="8"/>return p;</text:span></text:p>
      <text:p text:style-name="P59"><text:span text:style-name="T43"/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<text:s/>Point&lt;T&gt; operator-(Point&lt;T&gt; left, double right) {</text:span></text:p>
      <text:p text:style-name="P59"><text:span text:style-name="T43"><text:s text:c="5"/>Point&lt;T&gt; p;</text:span></text:p>
      <text:p text:style-name="P59"><text:span text:style-name="T43"><text:s text:c="4"/>p.x = left.x-right;</text:span></text:p>
      <text:p text:style-name="P59"><text:span text:style-name="T43"><text:s text:c="4"/>p.y = left.y-right;</text:span></text:p>
      <text:p text:style-name="P59"><text:span text:style-name="T43"><text:s text:c="8"/>return p;</text:span></text:p>
      <text:p text:style-name="P59"><text:span text:style-name="T43"/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<text:s/>Point&lt;T&gt; operator/( Point&lt;T&gt; left, double right) {</text:span></text:p>
      <text:p text:style-name="P59"><text:span text:style-name="T43"><text:s text:c="4"/>Point&lt;T&gt; p;</text:span></text:p>
      <text:p text:style-name="P59"><text:span text:style-name="T43"><text:s text:c="4"/>p.x = left.x/right;</text:span></text:p>
      <text:p text:style-name="P59"><text:span text:style-name="T43"><text:s text:c="4"/>p.y = left.y/right;</text:span></text:p>
      <text:p text:style-name="P59"><text:span text:style-name="T43"><text:s text:c="8"/>return p;</text:span></text:p>
      <text:p text:style-name="P59"><text:span text:style-name="T43"/></text:p>
      <text:p text:style-name="P59"><text:span text:style-name="T43">}</text:span></text:p>
      <text:p text:style-name="P59"><text:soft-page-break/><text:span text:style-name="T43"/></text:p>
      <text:p text:style-name="P59"><text:span text:style-name="T43">template &lt;typename T&gt;</text:span></text:p>
      <text:p text:style-name="P59"><text:span text:style-name="T43"><text:s/>Point&lt;T&gt; operator*(Point&lt;T&gt; left, double right) {</text:span></text:p>
      <text:p text:style-name="P59"><text:span text:style-name="T43"><text:s text:c="5"/>Point&lt;T&gt; p;</text:span></text:p>
      <text:p text:style-name="P59"><text:span text:style-name="T43"><text:s text:c="4"/>p.x = left.x*right;</text:span></text:p>
      <text:p text:style-name="P59"><text:span text:style-name="T43"><text:s text:c="4"/>p.y = left.y*right;</text:span></text:p>
      <text:p text:style-name="P59"><text:span text:style-name="T43"><text:s text:c="4"/>return p;</text:span></text:p>
      <text:p text:style-name="P59"><text:span text:style-name="T43">}</text:span></text:p>
      <text:p text:style-name="P59"><text:span text:style-name="T43">template &lt;typename T&gt;</text:span></text:p>
      <text:p text:style-name="P59"><text:span text:style-name="T43">double length( Point&lt;T&gt; left, <text:s/>Point&lt;T&gt; right) {</text:span></text:p>
      <text:p text:style-name="P59"><text:span text:style-name="T43"><text:s text:c="4"/>return sqrt((left.x-right.x)*(left.x-right.x)+(left.y-right.y)*(left.y-right.y));</text:span></text:p>
      <text:p text:style-name="P59"><text:span text:style-name="T43">}</text:span></text:p>
      <text:p text:style-name="P59"><text:span text:style-name="T43">template &lt;typename T&gt;</text:span></text:p>
      <text:p text:style-name="P59"><text:span text:style-name="T43">bool IsOrthogonal( Point&lt;T&gt; a, <text:s/>Point&lt;T&gt; b, <text:s/>Point&lt;T&gt; c)</text:span></text:p>
      <text:p text:style-name="P59"><text:span text:style-name="T43">{</text:span></text:p>
      <text:p text:style-name="P59"><text:span text:style-name="T43"><text:s text:c="4"/>return (b.x - a.x) * (b.x - c.x) + (b.y - a.y) * (b.y - c.y) == 0;</text:span></text:p>
      <text:p text:style-name="P59"><text:span text:style-name="T43">}</text:span></text:p>
      <text:p text:style-name="P59"><text:span text:style-name="T43">template &lt;typename T&gt;</text:span></text:p>
      <text:p text:style-name="P59"><text:span text:style-name="T43"/></text:p>
      <text:p text:style-name="P59"><text:span text:style-name="T43">bool IsParallel( Point&lt;T&gt; a, <text:s/>Point&lt;T&gt; b, <text:s/>Point&lt;T&gt; c, <text:s/>Point&lt;T&gt; d)</text:span></text:p>
      <text:p text:style-name="P59"><text:span text:style-name="T43">{</text:span></text:p>
      <text:p text:style-name="P59"><text:span text:style-name="T43"><text:s text:c="5"/>Point&lt;T&gt; a1 = a-b; </text:span></text:p>
      <text:p text:style-name="P59"><text:span text:style-name="T43"><text:s text:c="5"/>Point&lt;T&gt; a2 = c-d; <text:s/></text:span></text:p>
      <text:p text:style-name="P59"><text:span text:style-name="T43"><text:s text:c="4"/>return ((a1.x*a2.x+a1.y*a2.y)/(length(a,b)*length(c,d))&lt;=-1 || (a1.x*a2.x+a1.y*a2.y)/(length(a,b)*length(c,d))&gt;=1);</text:span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int IsRectangle( Point&lt;T&gt; a, <text:s/>Point&lt;T&gt; b, <text:s/>Point&lt;T&gt; c, <text:s/>Point&lt;T&gt; d)</text:span></text:p>
      <text:p text:style-name="P59"><text:span text:style-name="T43">{</text:span></text:p>
      <text:p text:style-name="P59"><text:span text:style-name="T43"><text:s text:c="4"/>return</text:span></text:p>
      <text:p text:style-name="P59"><text:span text:style-name="T43"><text:s text:c="8"/>IsOrthogonal(a, b, c) &amp;&amp;</text:span></text:p>
      <text:p text:style-name="P59"><text:span text:style-name="T43"><text:s text:c="8"/>IsOrthogonal(b, c, d) &amp;&amp;</text:span></text:p>
      <text:p text:style-name="P59"><text:span text:style-name="T43"><text:s text:c="8"/>IsOrthogonal(c, d, a);</text:span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std::ostream&amp; operator &lt;&lt; (std::ostream&amp; os, const Point&lt;T&gt;&amp; p) {</text:span></text:p>
      <text:p text:style-name="P59"><text:span text:style-name="T43"><text:s text:c="4"/>return os &lt;&lt; p.x &lt;&lt; " " &lt;&lt; p.y;</text:span></text:p>
      <text:p text:style-name="P59"><text:span text:style-name="T43">}</text:span></text:p>
      <text:p text:style-name="P59"><text:span text:style-name="T43"/></text:p>
      <text:p text:style-name="P59"><text:span text:style-name="T43">template &lt;typename T&gt;</text:span></text:p>
      <text:p text:style-name="P59"><text:span text:style-name="T43">std::istream&amp; operator &gt;&gt; (std::istream&amp; is, Point&lt;T&gt;&amp; p) {</text:span></text:p>
      <text:p text:style-name="P59"><text:span text:style-name="T43"><text:s text:c="4"/>return is &gt;&gt; p.x &gt;&gt; p.y;</text:span></text:p>
      <text:p text:style-name="P59"><text:span text:style-name="T43">}</text:span></text:p>
      <text:p text:style-name="P24"/>
      <text:p text:style-name="P3"><text:span text:style-name="T46">templates</text:span>.<text:bookmark text:name="__DdeLink__2335_1509592092221"/><text:span text:style-name="T46">h</text:span></text:p>
      <text:p text:style-name="P25"><text:span text:style-name="T55">#pragma once</text:span></text:p>
      <text:p text:style-name="P25"><text:span text:style-name="T55"/></text:p>
      <text:p text:style-name="P25"><text:span text:style-name="T55">#include &lt;utility&gt;</text:span></text:p>
      <text:p text:style-name="P25"><text:span text:style-name="T55">#include "Point.h"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struct is_point : std::false_type {};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struct is_point&lt;Point&lt;T&gt;&gt; : std::true_type {};</text:span></text:p>
      <text:p text:style-name="P25"><text:soft-page-break/><text:span text:style-name="T55"/></text:p>
      <text:p text:style-name="P25"><text:span text:style-name="T55">template &lt;typename T, typename = void&gt;</text:span></text:p>
      <text:p text:style-name="P25"><text:span text:style-name="T55">struct is_figure : std::false_type {};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struct is_figure&lt;T, std::void_t&lt;decltype(std::declval&lt;const T&amp;&gt;().getSquare()),</text:span></text:p>
      <text:p text:style-name="P25"><text:span text:style-name="T55"><text:s text:c="20"/>decltype(std::declval&lt;const T&amp;&gt;().getCenter()),</text:span></text:p>
      <text:p text:style-name="P25"><text:span text:style-name="T55"><text:s text:c="20"/>decltype(std::declval&lt;const T&amp;&gt;().print(std::cout)),</text:span></text:p>
      <text:p text:style-name="P25"><text:span text:style-name="T55"><text:s text:c="20"/>decltype(std::declval&lt;T&amp;&gt;().scan(std::cin))&gt;&gt; : std::true_type {};</text:span></text:p>
      <text:p text:style-name="P25"><text:span text:style-name="T55"/></text:p>
      <text:p text:style-name="P25"><text:span text:style-name="T55">template &lt;typename T&gt; //площадь для всего, что имеет площадь</text:span></text:p>
      <text:p text:style-name="P25"><text:span text:style-name="T55">decltype(std::declval&lt;const T&amp;&gt;().getSquare()) square(const T&amp; figure) {</text:span></text:p>
      <text:p text:style-name="P25"><text:span text:style-name="T55"><text:s text:c="4"/>return figure.getSquare();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&gt; //центр для всего, что имеет центр</text:span></text:p>
      <text:p text:style-name="P25"><text:span text:style-name="T55">decltype(std::declval&lt;const T&amp;&gt;().getCenter()) center(const T&amp; figure) {</text:span></text:p>
      <text:p text:style-name="P25"><text:span text:style-name="T55"><text:s text:c="4"/>return figure.getCenter();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, typename PrintReturnType = decltype(std::declval&lt;const T&amp;&gt;().print(std::cout))&gt; //вывод для классов с функцией Print</text:span></text:p>
      <text:p text:style-name="P25"><text:span text:style-name="T55">std::ostream&amp; operator &lt;&lt; (std::ostream&amp; os, const T&amp; figure) {</text:span></text:p>
      <text:p text:style-name="P25"><text:span text:style-name="T55"><text:s text:c="4"/>figure.print(os);</text:span></text:p>
      <text:p text:style-name="P25"><text:span text:style-name="T55"><text:s text:c="4"/>return os;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, typename PrintReturnType = decltype(std::declval&lt;T&amp;&gt;().scan(std::cin))&gt; //вывод для классов с функцией Print</text:span></text:p>
      <text:p text:style-name="P25"><text:span text:style-name="T55">std::istream&amp; operator &gt;&gt; (std::istream&amp; is, T&amp; figure) {</text:span></text:p>
      <text:p text:style-name="P25"><text:span text:style-name="T55"><text:s text:c="4"/>figure.scan(is);</text:span></text:p>
      <text:p text:style-name="P25"><text:span text:style-name="T55"><text:s text:c="4"/>return is;</text:span></text:p>
      <text:p text:style-name="P25"><text:span text:style-name="T55">}</text:span></text:p>
      <text:p text:style-name="P25"><text:span text:style-name="T55"/></text:p>
      <text:p text:style-name="P25"><text:span text:style-name="T55">template&lt;class T&gt;</text:span></text:p>
      <text:p text:style-name="P25"><text:span text:style-name="T55">struct is_figurelike_tuple : std::false_type {};</text:span></text:p>
      <text:p text:style-name="P25"><text:span text:style-name="T55"/></text:p>
      <text:p text:style-name="P25"><text:span text:style-name="T55">template&lt;class Head, class... Tail&gt;</text:span></text:p>
      <text:p text:style-name="P25"><text:span text:style-name="T55">struct is_figurelike_tuple&lt;std::tuple&lt;Head, Tail...&gt;&gt; : //проверяет, является ли T кортежом, из которых можно составить фигуру</text:span></text:p>
      <text:p text:style-name="P25"><text:span text:style-name="T55"><text:s text:c="8"/>std::conjunction&lt;is_point&lt;Head&gt;, std::is_same&lt;Head, Tail&gt;...&gt; {};</text:span></text:p>
      <text:p text:style-name="P25"><text:span text:style-name="T55"/></text:p>
      <text:p text:style-name="P25"><text:span text:style-name="T55">template&lt;size_t Id, class T&gt;</text:span></text:p>
      <text:p text:style-name="P25"><text:span text:style-name="T55">double computeSquare(const T&amp; tuple) {</text:span></text:p>
      <text:p text:style-name="P25"><text:span text:style-name="T55"><text:s text:c="4"/>if constexpr (Id &gt;= std::tuple_size_v&lt;T&gt;){</text:span></text:p>
      <text:p text:style-name="P25"><text:span text:style-name="T55"><text:s text:c="8"/>return 0;</text:span></text:p>
      <text:p text:style-name="P25"><text:span text:style-name="T55"><text:s text:c="4"/>}else{</text:span></text:p>
      <text:p text:style-name="P25"><text:span text:style-name="T55"><text:s text:c="8"/>const auto dx1 = std::get&lt;Id - 0&gt;(tuple).x - std::get&lt;0&gt;(tuple).x;</text:span></text:p>
      <text:p text:style-name="P25"><text:soft-page-break/><text:span text:style-name="T55"><text:s text:c="8"/>const auto dy1 = std::get&lt;Id - 0&gt;(tuple).y - std::get&lt;0&gt;(tuple).y;</text:span></text:p>
      <text:p text:style-name="P25"><text:span text:style-name="T55"><text:s text:c="8"/>const auto dx2 = std::get&lt;Id - 1&gt;(tuple).x - std::get&lt;0&gt;(tuple).x;</text:span></text:p>
      <text:p text:style-name="P25"><text:span text:style-name="T55"><text:s text:c="8"/>const auto dy2 = std::get&lt;Id - 1&gt;(tuple).y - std::get&lt;0&gt;(tuple).y;</text:span></text:p>
      <text:p text:style-name="P25"><text:span text:style-name="T55"><text:s text:c="8"/>const double localSquare = std::abs(dx1 * dy2 - dy1 * dx2) * 0.5;</text:span></text:p>
      <text:p text:style-name="P25"><text:span text:style-name="T55"><text:s text:c="8"/>return localSquare + computeSquare&lt;Id + 1&gt;(tuple);</text:span></text:p>
      <text:p text:style-name="P25"><text:span text:style-name="T55"><text:s text:c="4"/>}</text:span></text:p>
      <text:p text:style-name="P25"><text:span text:style-name="T55">}</text:span></text:p>
      <text:p text:style-name="P25"><text:span text:style-name="T55"/></text:p>
      <text:p text:style-name="P25"><text:span text:style-name="T55">template&lt;typename T&gt;</text:span></text:p>
      <text:p text:style-name="P25"><text:span text:style-name="T55">std::enable_if_t&lt;is_figurelike_tuple&lt;T&gt;::value, double&gt; square(const T&amp; object) {</text:span></text:p>
      <text:p text:style-name="P25"><text:span text:style-name="T55"><text:s text:c="4"/>if constexpr (std::tuple_size_v&lt;T&gt; &lt; 3){</text:span></text:p>
      <text:p text:style-name="P25"><text:span text:style-name="T55"><text:s text:c="8"/>return 0;</text:span></text:p>
      <text:p text:style-name="P25"><text:span text:style-name="T55"><text:s text:c="4"/>}else{</text:span></text:p>
      <text:p text:style-name="P25"><text:span text:style-name="T55"><text:s text:c="8"/>return computeSquare&lt;2&gt;(object);</text:span></text:p>
      <text:p text:style-name="P25"><text:span text:style-name="T55"><text:s text:c="4"/>}</text:span></text:p>
      <text:p text:style-name="P25"><text:span text:style-name="T55">}</text:span></text:p>
      <text:p text:style-name="P25"><text:span text:style-name="T55"/></text:p>
      <text:p text:style-name="P25"><text:span text:style-name="T55"/></text:p>
      <text:p text:style-name="P25"><text:span text:style-name="T55">template&lt;size_t Id, typename T&gt;</text:span></text:p>
      <text:p text:style-name="P25"><text:span text:style-name="T55">std::tuple_element_t&lt;0,T&gt; computeCenter(const T&amp; tuple) {</text:span></text:p>
      <text:p text:style-name="P25"><text:span text:style-name="T55"><text:s text:c="4"/>if constexpr (Id == std::tuple_size_v&lt;T&gt; - 1){</text:span></text:p>
      <text:p text:style-name="P25"><text:span text:style-name="T55"><text:s text:c="8"/>return std::get&lt;Id&gt;(tuple);</text:span></text:p>
      <text:p text:style-name="P25"><text:span text:style-name="T55"><text:s text:c="4"/>} else {</text:span></text:p>
      <text:p text:style-name="P25"><text:span text:style-name="T55"><text:s text:c="8"/>return std::get&lt;Id&gt;(tuple) + computeCenter&lt;Id + 1&gt;(tuple);</text:span></text:p>
      <text:p text:style-name="P25"><text:span text:style-name="T55"><text:s text:c="4"/>}</text:span></text:p>
      <text:p text:style-name="P25"><text:span text:style-name="T55">}</text:span></text:p>
      <text:p text:style-name="P25"><text:span text:style-name="T55"/></text:p>
      <text:p text:style-name="P25"><text:span text:style-name="T55"/></text:p>
      <text:p text:style-name="P25"><text:span text:style-name="T55">template&lt;typename T&gt;</text:span></text:p>
      <text:p text:style-name="P25"><text:span text:style-name="T55">std::enable_if_t&lt;is_figurelike_tuple&lt;T&gt;::value, std::tuple_element_t&lt;0,T&gt;&gt; center(const T&amp; object) {</text:span></text:p>
      <text:p text:style-name="P25"><text:span text:style-name="T55"><text:s text:c="4"/>return computeCenter&lt;0&gt;(object) / std::tuple_size_v&lt;T&gt;;</text:span></text:p>
      <text:p text:style-name="P25"><text:span text:style-name="T55">}</text:span></text:p>
      <text:p text:style-name="P25"><text:span text:style-name="T55"/></text:p>
      <text:p text:style-name="P25"><text:span text:style-name="T55">template&lt;size_t Id, typename T&gt;</text:span></text:p>
      <text:p text:style-name="P25"><text:span text:style-name="T55">void printTuple(std::ostream&amp; os, const T&amp; tuple) {</text:span></text:p>
      <text:p text:style-name="P25"><text:span text:style-name="T55"><text:s text:c="4"/>if constexpr (Id == std::tuple_size_v&lt;T&gt; - 1) {</text:span></text:p>
      <text:p text:style-name="P25"><text:span text:style-name="T55"><text:s text:c="8"/>os &lt;&lt; "(" &lt;&lt; std::get&lt;Id&gt;(tuple) &lt;&lt; ")";</text:span></text:p>
      <text:p text:style-name="P25"><text:span text:style-name="T55"><text:s text:c="4"/>} else {</text:span></text:p>
      <text:p text:style-name="P25"><text:span text:style-name="T55"><text:s text:c="8"/>os &lt;&lt; "(" &lt;&lt; std::get&lt;Id&gt;(tuple) &lt;&lt; ") ";</text:span></text:p>
      <text:p text:style-name="P25"><text:span text:style-name="T55"><text:s text:c="8"/>printTuple&lt;Id + 1&gt;(os, tuple);</text:span></text:p>
      <text:p text:style-name="P25"><text:span text:style-name="T55"><text:s text:c="4"/>}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typename std::enable_if&lt;is_figurelike_tuple&lt;T&gt;::value, std::ostream&amp;&gt;::type operator &lt;&lt; (std::ostream&amp; os, const T&amp; tuple) {</text:span></text:p>
      <text:p text:style-name="P25"><text:span text:style-name="T55"><text:s text:c="4"/>os &lt;&lt; "Figurelike tuple of " &lt;&lt; std::tuple_size_v&lt;T&gt; &lt;&lt; " elements: ";</text:span></text:p>
      <text:p text:style-name="P25"><text:span text:style-name="T55"><text:s text:c="4"/>printTuple&lt;0&gt;(os, tuple);</text:span></text:p>
      <text:p text:style-name="P25"><text:span text:style-name="T55"><text:s text:c="4"/>return os;</text:span></text:p>
      <text:p text:style-name="P25"><text:span text:style-name="T55">}</text:span></text:p>
      <text:p text:style-name="P25"><text:soft-page-break/><text:span text:style-name="T55"/></text:p>
      <text:p text:style-name="P25"><text:span text:style-name="T55">template&lt;size_t Id, typename T&gt;</text:span></text:p>
      <text:p text:style-name="P25"><text:span text:style-name="T55">void scanTuple(std::istream&amp; is, T&amp; tuple) {</text:span></text:p>
      <text:p text:style-name="P25"><text:span text:style-name="T55"><text:s text:c="4"/>if constexpr (Id == std::tuple_size_v&lt;T&gt; - 1) {</text:span></text:p>
      <text:p text:style-name="P25"><text:span text:style-name="T55"><text:s text:c="8"/>is &gt;&gt; std::get&lt;Id&gt;(tuple);</text:span></text:p>
      <text:p text:style-name="P25"><text:span text:style-name="T55"><text:s text:c="4"/>} else {</text:span></text:p>
      <text:p text:style-name="P25"><text:span text:style-name="T55"><text:s text:c="8"/>is &gt;&gt; std::get&lt;Id&gt;(tuple);</text:span></text:p>
      <text:p text:style-name="P25"><text:span text:style-name="T55"><text:s text:c="8"/>scanTuple&lt;Id + 1&gt;(is, tuple);</text:span></text:p>
      <text:p text:style-name="P25"><text:span text:style-name="T55"><text:s text:c="4"/>}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typename std::enable_if&lt;is_figurelike_tuple&lt;T&gt;::value, std::istream&amp;&gt;::type operator &gt;&gt; (std::istream&amp; is, T&amp; tuple) {</text:span></text:p>
      <text:p text:style-name="P25"><text:span text:style-name="T55"><text:s text:c="4"/>scanTuple&lt;0&gt;(is, tuple);</text:span></text:p>
      <text:p text:style-name="P25"><text:span text:style-name="T55"><text:s text:c="4"/>return is;</text:span></text:p>
      <text:p text:style-name="P25"><text:span text:style-name="T55">}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typename std::enable_if&lt;is_figurelike_tuple&lt;T&gt;::value, void&gt;::type process(T&amp; tup) {</text:span></text:p>
      <text:p text:style-name="P25"><text:span text:style-name="T55"><text:s text:c="4"/>std::cin &gt;&gt; tup;</text:span></text:p>
      <text:p text:style-name="P25"><text:span text:style-name="T55"><text:s text:c="4"/>std::cout &lt;&lt; tup &lt;&lt; "\n";</text:span></text:p>
      <text:p text:style-name="P25"><text:span text:style-name="T55"><text:s text:c="4"/>std::cout &lt;&lt; "Area of figurelike tuple: " &lt;&lt; square(tup) &lt;&lt; "\n";</text:span></text:p>
      <text:p text:style-name="P25"><text:span text:style-name="T55"><text:s text:c="4"/>std::cout &lt;&lt; "Center of figurelike tuple: " &lt;&lt; center(tup) &lt;&lt; "\n";</text:span></text:p>
      <text:p text:style-name="P25"><text:span text:style-name="T55"/></text:p>
      <text:p text:style-name="P25"><text:span text:style-name="T55">}</text:span></text:p>
      <text:p text:style-name="P25"><text:span text:style-name="T55"/></text:p>
      <text:p text:style-name="P25"><text:span text:style-name="T55">template &lt;typename T&gt;</text:span></text:p>
      <text:p text:style-name="P25"><text:span text:style-name="T55">typename std::enable_if&lt;is_figure&lt;T&gt;::value, void&gt;::type process(T&amp; fig) {</text:span></text:p>
      <text:p text:style-name="P25"><text:span text:style-name="T55"><text:s text:c="4"/>std::cin &gt;&gt; fig;</text:span></text:p>
      <text:p text:style-name="P25"><text:span text:style-name="T55"><text:s text:c="4"/>std::cout &lt;&lt; fig &lt;&lt; "\n";</text:span></text:p>
      <text:p text:style-name="P25"><text:span text:style-name="T55"><text:s text:c="4"/>std::cout &lt;&lt; "Area of figure: " &lt;&lt; square(fig) &lt;&lt; "\n";</text:span></text:p>
      <text:p text:style-name="P25"><text:span text:style-name="T55"><text:s text:c="4"/>std::cout &lt;&lt; "Center of figure: " &lt;&lt; center(fig) &lt;&lt; "\n";</text:span></text:p>
      <text:p text:style-name="P25"><text:span text:style-name="T21"/></text:p>
      <text:p text:style-name="P25"><text:span text:style-name="T21">}</text:span></text:p>
      <text:p text:style-name="P62"/>
      <text:p text:style-name="P23"/>
      <text:list xml:id="list114456097890949" text:continue-numbering="true" text:style-name="WWNum2">
        <text:list-item>
          <text:p text:style-name="P35">Вывод</text:p>
        </text:list-item>
      </text:list>
      <text:p text:style-name="P16"><text:tab/><text:span text:style-name="T44">В результате данной работы я улучшил свои навыки работы с шаблонами в C++, узнал много нового о type_traits, а так же о функциях delcval и decltype.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22T11:44:34.068434133</dc:date>
    <meta:editing-cycles>36</meta:editing-cycles>
    <meta:editing-duration>PT1H43M17S</meta:editing-duration>
    <meta:generator>LibreOffice/6.0.7.3$Linux_X86_64 LibreOffice_project/00m0$Build-3</meta:generator>
    <meta:document-statistic meta:table-count="0" meta:image-count="0" meta:object-count="0" meta:page-count="13" meta:paragraph-count="510" meta:word-count="1962" meta:character-count="15719" meta:non-whitespace-character-count="12442"/>
  </office:meta>
</office:document-meta>
</file>